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3.78mm"/>
    </style:style>
    <style:style style:name="co2" style:family="table-column">
      <style:table-column-properties fo:break-before="auto" style:column-width="12.61mm"/>
    </style:style>
    <style:style style:name="co3" style:family="table-column">
      <style:table-column-properties fo:break-before="auto" style:column-width="23.2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ewfile" table:style-name="ta1">
        <table:shapes>
          <draw:frame draw:z-index="0" draw:style-name="gr1" draw:text-style-name="P1" svg:width="160.16mm" svg:height="89.88mm" svg:x="206.39mm" svg:y="1.08mm">
            <draw:object draw:notify-on-update-of-ranges="newfile.B31:newfile.B38 newfile.C31:newfile.C38 newfile.G31:newfile.G3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60.16mm" svg:height="89.88mm" svg:x="206.39mm" svg:y="96.76mm">
            <draw:object draw:notify-on-update-of-ranges="newfile.F21:newfile.F28 newfile.C21:newfile.C28 newfile.G21:newfile.G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159.96mm" svg:height="89.88mm" svg:x="207.66mm" svg:y="181.7mm">
            <draw:object draw:notify-on-update-of-ranges="newfile.B11:newfile.B18 newfile.B11:newfile.B18 newfile.C11:newfile.C18 newfile.G11:newfile.G1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6mm" svg:height="89.88mm" svg:x="211.07mm" svg:y="276.95mm">
            <draw:object draw:notify-on-update-of-ranges="newfile.B1:newfile.B8 newfile.C1:newfile.C8 newfile.G1:newfile.G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9.96mm" svg:height="89.88mm" svg:x="212.56mm" svg:y="374.79mm">
            <draw:object draw:notify-on-update-of-ranges="newfile.B1:newfile.B8 newfile.C1:newfile.C8 newfile.C11:newfile.C18 newfile.C21:newfile.C28 newfile.C31:newfile.C3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Quicksort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76181" calcext:value-type="float">
            <text:p>0.000676181</text:p>
          </table:table-cell>
          <table:table-cell/>
          <table:table-cell table:formula="of:=([.C1]*LOG(2))/([.B1]*LOG([.B1]))" office:value-type="float" office:value="0.0000000110058077388819" calcext:value-type="float">
            <text:p>1,10058077388819E-08</text:p>
          </table:table-cell>
          <table:table-cell office:value-type="float" office:value="5000" calcext:value-type="float">
            <text:p>5000</text:p>
          </table:table-cell>
          <table:table-cell table:formula="of:=[.$E$9]*[.F1]*LOG([.F1];2)" office:value-type="float" office:value="0.000701060833971784" calcext:value-type="float">
            <text:p>0,000701060833972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00149474" calcext:value-type="float">
            <text:p>0.00149474</text:p>
          </table:table-cell>
          <table:table-cell/>
          <table:table-cell table:formula="of:=([.C2]*LN(2))/([.B2]*LN([.B2]))" office:value-type="float" office:value="0.0000000112490393929695" calcext:value-type="float">
            <text:p>1,12490393929695E-08</text:p>
          </table:table-cell>
          <table:table-cell office:value-type="float" office:value="10000" calcext:value-type="float">
            <text:p>10000</text:p>
          </table:table-cell>
          <table:table-cell table:formula="of:=[.$E$9]*[.F2]*LOG([.F2];2)" office:value-type="float" office:value="0.00151622929226241" calcext:value-type="float">
            <text:p>0,001516229292262</text:p>
          </table:table-cell>
        </table:table-row>
        <table:table-row table:style-name="ro1">
          <table:table-cell/>
          <table:table-cell office:value-type="float" office:value="15000" calcext:value-type="float">
            <text:p>15000</text:p>
          </table:table-cell>
          <table:table-cell office:value-type="float" office:value="0.00288883" calcext:value-type="float">
            <text:p>0.00288883</text:p>
          </table:table-cell>
          <table:table-cell/>
          <table:table-cell table:formula="of:=([.C3]*LN(2))/([.B3]*LN([.B3]))" office:value-type="float" office:value="0.0000000138825906560069" calcext:value-type="float">
            <text:p>1,38825906560069E-08</text:p>
          </table:table-cell>
          <table:table-cell office:value-type="float" office:value="15000" calcext:value-type="float">
            <text:p>15000</text:p>
          </table:table-cell>
          <table:table-cell table:formula="of:=[.$E$9]*[.F3]*LOG([.F3];2)" office:value-type="float" office:value="0.00237446696030296" calcext:value-type="float">
            <text:p>0,002374466960303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0.00287761" calcext:value-type="float">
            <text:p>0.00287761</text:p>
          </table:table-cell>
          <table:table-cell/>
          <table:table-cell table:formula="of:=([.C4]*LN(2))/([.B4]*LN([.B4]))" office:value-type="float" office:value="0.0000000100702265119741" calcext:value-type="float">
            <text:p>1,00702265119741E-08</text:p>
          </table:table-cell>
          <table:table-cell office:value-type="float" office:value="20000" calcext:value-type="float">
            <text:p>20000</text:p>
          </table:table-cell>
          <table:table-cell table:formula="of:=[.$E$9]*[.F4]*LOG([.F4];2)" office:value-type="float" office:value="0.00326067383316249" calcext:value-type="float">
            <text:p>0,003260673833162</text:p>
          </table:table-cell>
        </table:table-row>
        <table:table-row table:style-name="ro1">
          <table:table-cell/>
          <table:table-cell office:value-type="float" office:value="25000" calcext:value-type="float">
            <text:p>25000</text:p>
          </table:table-cell>
          <table:table-cell office:value-type="float" office:value="0.00419081" calcext:value-type="float">
            <text:p>0.00419081</text:p>
          </table:table-cell>
          <table:table-cell/>
          <table:table-cell table:formula="of:=([.C5]*LN(2))/([.B5]*LN([.B5]))" office:value-type="float" office:value="0.0000000114740948138535" calcext:value-type="float">
            <text:p>1,14740948138535E-08</text:p>
          </table:table-cell>
          <table:table-cell office:value-type="float" office:value="25000" calcext:value-type="float">
            <text:p>25000</text:p>
          </table:table-cell>
          <table:table-cell table:formula="of:=[.$E$9]*[.F5]*LOG([.F5];2)" office:value-type="float" office:value="0.00416767841672583" calcext:value-type="float">
            <text:p>0,004167678416726</text:p>
          </table:table-cell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0.00486976" calcext:value-type="float">
            <text:p>0.00486976</text:p>
          </table:table-cell>
          <table:table-cell/>
          <table:table-cell table:formula="of:=([.C6]*LN(2))/([.B6]*LN([.B6]))" office:value-type="float" office:value="0.0000000109143334766678" calcext:value-type="float">
            <text:p>1,09143334766678E-08</text:p>
          </table:table-cell>
          <table:table-cell office:value-type="float" office:value="30000" calcext:value-type="float">
            <text:p>30000</text:p>
          </table:table-cell>
          <table:table-cell table:formula="of:=[.$E$9]*[.F6]*LOG([.F6];2)" office:value-type="float" office:value="0.00509125679356243" calcext:value-type="float">
            <text:p>0,005091256793562</text:p>
          </table:table-cell>
        </table:table-row>
        <table:table-row table:style-name="ro1">
          <table:table-cell/>
          <table:table-cell office:value-type="float" office:value="35000" calcext:value-type="float">
            <text:p>35000</text:p>
          </table:table-cell>
          <table:table-cell office:value-type="float" office:value="0.00607671" calcext:value-type="float">
            <text:p>0.00607671</text:p>
          </table:table-cell>
          <table:table-cell/>
          <table:table-cell table:formula="of:=([.C7]*LN(2))/([.B7]*LN([.B7]))" office:value-type="float" office:value="0.0000000115017894418928" calcext:value-type="float">
            <text:p>1,15017894418928E-08</text:p>
          </table:table-cell>
          <table:table-cell office:value-type="float" office:value="35000" calcext:value-type="float">
            <text:p>35000</text:p>
          </table:table-cell>
          <table:table-cell table:formula="of:=[.$E$9]*[.F7]*LOG([.F7];2)" office:value-type="float" office:value="0.00602861794051776" calcext:value-type="float">
            <text:p>0,006028617940518</text:p>
          </table:table-cell>
        </table:table-row>
        <table:table-row table:style-name="ro1">
          <table:table-cell/>
          <table:table-cell office:value-type="float" office:value="40000" calcext:value-type="float">
            <text:p>40000</text:p>
          </table:table-cell>
          <table:table-cell office:value-type="float" office:value="0.00684169" calcext:value-type="float">
            <text:p>0.00684169</text:p>
          </table:table-cell>
          <table:table-cell/>
          <table:table-cell table:formula="of:=([.C8]*LN(2))/([.B8]*LN([.B8]))" office:value-type="float" office:value="0.0000000111882174228242" calcext:value-type="float">
            <text:p>1,11882174228242E-08</text:p>
          </table:table-cell>
          <table:table-cell office:value-type="float" office:value="40000" calcext:value-type="float">
            <text:p>40000</text:p>
          </table:table-cell>
          <table:table-cell table:formula="of:=[.$E$9]*[.F8]*LOG([.F8];2)" office:value-type="float" office:value="0.00697777816360034" calcext:value-type="float">
            <text:p>0,0069777781636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formula="of:=AVERAGE([.E1:.E8])" office:value-type="float" office:value="0.0000000114107624318838" calcext:value-type="float">
            <text:p>1,14107624318838E-0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electionsort</text:p>
          </table:table-cell>
          <table:table-cell office:value-type="float" office:value="5000" calcext:value-type="float">
            <text:p>5000</text:p>
          </table:table-cell>
          <table:table-cell office:value-type="float" office:value="0.0360011" calcext:value-type="float">
            <text:p>0.0360011</text:p>
          </table:table-cell>
          <table:table-cell/>
          <table:table-cell table:formula="of:=[.C11]/([.B11]*[.B11])" office:value-type="float" office:value="0.000000001440044" calcext:value-type="float">
            <text:p>1,440044E-09</text:p>
          </table:table-cell>
          <table:table-cell office:value-type="float" office:value="5000" calcext:value-type="float">
            <text:p>5000</text:p>
          </table:table-cell>
          <table:table-cell table:formula="of:=[.$E$19]*([.F11]*[.F11])" office:value-type="float" office:value="0.0364741364115646" calcext:value-type="float">
            <text:p>0,036474136411565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145923" calcext:value-type="float">
            <text:p>0.145923</text:p>
          </table:table-cell>
          <table:table-cell/>
          <table:table-cell table:formula="of:=[.C12]/([.B12]*[.B12])" office:value-type="float" office:value="0.00000000145923" calcext:value-type="float">
            <text:p>1,45923E-09</text:p>
          </table:table-cell>
          <table:table-cell office:value-type="float" office:value="10000" calcext:value-type="float">
            <text:p>10000</text:p>
          </table:table-cell>
          <table:table-cell table:formula="of:=[.$E$19]*([.F12]*[.F12])" office:value-type="float" office:value="0.145896545646258" calcext:value-type="float">
            <text:p>0,145896545646258</text:p>
          </table:table-cell>
        </table:table-row>
        <table:table-row table:style-name="ro1">
          <table:table-cell/>
          <table:table-cell office:value-type="float" office:value="15000" calcext:value-type="float">
            <text:p>15000</text:p>
          </table:table-cell>
          <table:table-cell office:value-type="float" office:value="0.333706" calcext:value-type="float">
            <text:p>0.333706</text:p>
          </table:table-cell>
          <table:table-cell/>
          <table:table-cell table:formula="of:=[.C13]/([.B13]*[.B13])" office:value-type="float" office:value="0.00000000148313777777778" calcext:value-type="float">
            <text:p>1,48313777777778E-09</text:p>
          </table:table-cell>
          <table:table-cell office:value-type="float" office:value="15000" calcext:value-type="float">
            <text:p>15000</text:p>
          </table:table-cell>
          <table:table-cell table:formula="of:=[.$E$19]*([.F13]*[.F13])" office:value-type="float" office:value="0.328267227704082" calcext:value-type="float">
            <text:p>0,328267227704082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0.580175" calcext:value-type="float">
            <text:p>0.580175</text:p>
          </table:table-cell>
          <table:table-cell/>
          <table:table-cell table:formula="of:=[.C14]/([.B14]*[.B14])" office:value-type="float" office:value="0.0000000014504375" calcext:value-type="float">
            <text:p>1,4504375E-09</text:p>
          </table:table-cell>
          <table:table-cell office:value-type="float" office:value="20000" calcext:value-type="float">
            <text:p>20000</text:p>
          </table:table-cell>
          <table:table-cell table:formula="of:=[.$E$19]*([.F14]*[.F14])" office:value-type="float" office:value="0.583586182585034" calcext:value-type="float">
            <text:p>0,583586182585034</text:p>
          </table:table-cell>
        </table:table-row>
        <table:table-row table:style-name="ro1">
          <table:table-cell/>
          <table:table-cell office:value-type="float" office:value="25000" calcext:value-type="float">
            <text:p>25000</text:p>
          </table:table-cell>
          <table:table-cell office:value-type="float" office:value="0.918944" calcext:value-type="float">
            <text:p>0.918944</text:p>
          </table:table-cell>
          <table:table-cell/>
          <table:table-cell table:formula="of:=[.C15]/([.B15]*[.B15])" office:value-type="float" office:value="0.0000000014703104" calcext:value-type="float">
            <text:p>1,4703104E-09</text:p>
          </table:table-cell>
          <table:table-cell office:value-type="float" office:value="25000" calcext:value-type="float">
            <text:p>25000</text:p>
          </table:table-cell>
          <table:table-cell table:formula="of:=[.$E$19]*([.F15]*[.F15])" office:value-type="float" office:value="0.911853410289116" calcext:value-type="float">
            <text:p>0,911853410289116</text:p>
          </table:table-cell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1.35068" calcext:value-type="float">
            <text:p>1.35068</text:p>
          </table:table-cell>
          <table:table-cell/>
          <table:table-cell table:formula="of:=[.C16]/([.B16]*[.B16])" office:value-type="float" office:value="0.00000000150075555555556" calcext:value-type="float">
            <text:p>1,50075555555556E-09</text:p>
          </table:table-cell>
          <table:table-cell office:value-type="float" office:value="30000" calcext:value-type="float">
            <text:p>30000</text:p>
          </table:table-cell>
          <table:table-cell table:formula="of:=[.$E$19]*([.F16]*[.F16])" office:value-type="float" office:value="1.31306891081633" calcext:value-type="float">
            <text:p>1,31306891081633</text:p>
          </table:table-cell>
        </table:table-row>
        <table:table-row table:style-name="ro1">
          <table:table-cell/>
          <table:table-cell office:value-type="float" office:value="35000" calcext:value-type="float">
            <text:p>35000</text:p>
          </table:table-cell>
          <table:table-cell office:value-type="float" office:value="1.80687" calcext:value-type="float">
            <text:p>1.80687</text:p>
          </table:table-cell>
          <table:table-cell/>
          <table:table-cell table:formula="of:=[.C17]/([.B17]*[.B17])" office:value-type="float" office:value="0.00000000147499591836735" calcext:value-type="float">
            <text:p>1,47499591836735E-09</text:p>
          </table:table-cell>
          <table:table-cell office:value-type="float" office:value="35000" calcext:value-type="float">
            <text:p>35000</text:p>
          </table:table-cell>
          <table:table-cell table:formula="of:=[.$E$19]*([.F17]*[.F17])" office:value-type="float" office:value="1.78723268416667" calcext:value-type="float">
            <text:p>1,78723268416667</text:p>
          </table:table-cell>
        </table:table-row>
        <table:table-row table:style-name="ro1">
          <table:table-cell/>
          <table:table-cell office:value-type="float" office:value="40000" calcext:value-type="float">
            <text:p>40000</text:p>
          </table:table-cell>
          <table:table-cell office:value-type="float" office:value="2.2285" calcext:value-type="float">
            <text:p>2.2285</text:p>
          </table:table-cell>
          <table:table-cell/>
          <table:table-cell table:formula="of:=[.C18]/([.B18]*[.B18])" office:value-type="float" office:value="0.0000000013928125" calcext:value-type="float">
            <text:p>1,3928125E-09</text:p>
          </table:table-cell>
          <table:table-cell office:value-type="float" office:value="40000" calcext:value-type="float">
            <text:p>40000</text:p>
          </table:table-cell>
          <table:table-cell table:formula="of:=[.$E$19]*([.F18]*[.F18])" office:value-type="float" office:value="2.33434473034014" calcext:value-type="float">
            <text:p>2,33434473034014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formula="of:=AVERAGE([.E11:.E18])" office:value-type="float" office:value="0.00000000145896545646258" calcext:value-type="float">
            <text:p>1,45896545646258E-0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Insertionsort</text:p>
          </table:table-cell>
          <table:table-cell office:value-type="float" office:value="5000" calcext:value-type="float">
            <text:p>5000</text:p>
          </table:table-cell>
          <table:table-cell office:value-type="float" office:value="0.0208492" calcext:value-type="float">
            <text:p>0.0208492</text:p>
          </table:table-cell>
          <table:table-cell/>
          <table:table-cell table:formula="of:=[.C21]/([.B21]*[.B21])" office:value-type="float" office:value="0.000000000833968" calcext:value-type="float">
            <text:p>8,33968E-10</text:p>
          </table:table-cell>
          <table:table-cell office:value-type="float" office:value="5000" calcext:value-type="float">
            <text:p>5000</text:p>
          </table:table-cell>
          <table:table-cell table:formula="of:=[.$E$29]*([.F21]*[.F21])" office:value-type="float" office:value="0.0203719007801871" calcext:value-type="float">
            <text:p>0,020371900780187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0803183" calcext:value-type="float">
            <text:p>0.0803183</text:p>
          </table:table-cell>
          <table:table-cell/>
          <table:table-cell table:formula="of:=[.C22]/([.B22]*[.B22])" office:value-type="float" office:value="0.000000000803183" calcext:value-type="float">
            <text:p>8,03183E-10</text:p>
          </table:table-cell>
          <table:table-cell office:value-type="float" office:value="10000" calcext:value-type="float">
            <text:p>10000</text:p>
          </table:table-cell>
          <table:table-cell table:formula="of:=[.$E$29]*([.F22]*[.F22])" office:value-type="float" office:value="0.0814876031207483" calcext:value-type="float">
            <text:p>0,081487603120748</text:p>
          </table:table-cell>
        </table:table-row>
        <table:table-row table:style-name="ro1">
          <table:table-cell/>
          <table:table-cell office:value-type="float" office:value="15000" calcext:value-type="float">
            <text:p>15000</text:p>
          </table:table-cell>
          <table:table-cell office:value-type="float" office:value="0.188193" calcext:value-type="float">
            <text:p>0.188193</text:p>
          </table:table-cell>
          <table:table-cell/>
          <table:table-cell table:formula="of:=[.C23]/([.B23]*[.B23])" office:value-type="float" office:value="0.000000000836413333333333" calcext:value-type="float">
            <text:p>8,36413333333333E-10</text:p>
          </table:table-cell>
          <table:table-cell office:value-type="float" office:value="15000" calcext:value-type="float">
            <text:p>15000</text:p>
          </table:table-cell>
          <table:table-cell table:formula="of:=[.$E$29]*([.F23]*[.F23])" office:value-type="float" office:value="0.183347107021684" calcext:value-type="float">
            <text:p>0,183347107021684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0.335117" calcext:value-type="float">
            <text:p>0.335117</text:p>
          </table:table-cell>
          <table:table-cell/>
          <table:table-cell table:formula="of:=[.C24]/([.B24]*[.B24])" office:value-type="float" office:value="0.0000000008377925" calcext:value-type="float">
            <text:p>8,377925E-10</text:p>
          </table:table-cell>
          <table:table-cell office:value-type="float" office:value="20000" calcext:value-type="float">
            <text:p>20000</text:p>
          </table:table-cell>
          <table:table-cell table:formula="of:=[.$E$29]*([.F24]*[.F24])" office:value-type="float" office:value="0.325950412482993" calcext:value-type="float">
            <text:p>0,325950412482993</text:p>
          </table:table-cell>
        </table:table-row>
        <table:table-row table:style-name="ro1">
          <table:table-cell/>
          <table:table-cell office:value-type="float" office:value="25000" calcext:value-type="float">
            <text:p>25000</text:p>
          </table:table-cell>
          <table:table-cell office:value-type="float" office:value="0.490766" calcext:value-type="float">
            <text:p>0.490766</text:p>
          </table:table-cell>
          <table:table-cell/>
          <table:table-cell table:formula="of:=[.C25]/([.B25]*[.B25])" office:value-type="float" office:value="0.0000000007852256" calcext:value-type="float">
            <text:p>7,852256E-10</text:p>
          </table:table-cell>
          <table:table-cell office:value-type="float" office:value="25000" calcext:value-type="float">
            <text:p>25000</text:p>
          </table:table-cell>
          <table:table-cell table:formula="of:=[.$E$29]*([.F25]*[.F25])" office:value-type="float" office:value="0.509297519504677" calcext:value-type="float">
            <text:p>0,509297519504677</text:p>
          </table:table-cell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0.717075" calcext:value-type="float">
            <text:p>0.717075</text:p>
          </table:table-cell>
          <table:table-cell/>
          <table:table-cell table:formula="of:=[.C26]/([.B26]*[.B26])" office:value-type="float" office:value="0.00000000079675" calcext:value-type="float">
            <text:p>7,9675E-10</text:p>
          </table:table-cell>
          <table:table-cell office:value-type="float" office:value="30000" calcext:value-type="float">
            <text:p>30000</text:p>
          </table:table-cell>
          <table:table-cell table:formula="of:=[.$E$29]*([.F26]*[.F26])" office:value-type="float" office:value="0.733388428086735" calcext:value-type="float">
            <text:p>0,733388428086735</text:p>
          </table:table-cell>
        </table:table-row>
        <table:table-row table:style-name="ro1">
          <table:table-cell/>
          <table:table-cell office:value-type="float" office:value="35000" calcext:value-type="float">
            <text:p>35000</text:p>
          </table:table-cell>
          <table:table-cell office:value-type="float" office:value="0.973141" calcext:value-type="float">
            <text:p>0.973141</text:p>
          </table:table-cell>
          <table:table-cell/>
          <table:table-cell table:formula="of:=[.C27]/([.B27]*[.B27])" office:value-type="float" office:value="0.00000000079440081632653" calcext:value-type="float">
            <text:p>7,9440081632653E-10</text:p>
          </table:table-cell>
          <table:table-cell office:value-type="float" office:value="35000" calcext:value-type="float">
            <text:p>35000</text:p>
          </table:table-cell>
          <table:table-cell table:formula="of:=[.$E$29]*([.F27]*[.F27])" office:value-type="float" office:value="0.998223138229167" calcext:value-type="float">
            <text:p>0,998223138229167</text:p>
          </table:table-cell>
        </table:table-row>
        <table:table-row table:style-name="ro1">
          <table:table-cell/>
          <table:table-cell office:value-type="float" office:value="40000" calcext:value-type="float">
            <text:p>40000</text:p>
          </table:table-cell>
          <table:table-cell office:value-type="float" office:value="1.33004" calcext:value-type="float">
            <text:p>1.33004</text:p>
          </table:table-cell>
          <table:table-cell/>
          <table:table-cell table:formula="of:=[.C28]/([.B28]*[.B28])" office:value-type="float" office:value="0.000000000831275" calcext:value-type="float">
            <text:p>8,31275E-10</text:p>
          </table:table-cell>
          <table:table-cell office:value-type="float" office:value="40000" calcext:value-type="float">
            <text:p>40000</text:p>
          </table:table-cell>
          <table:table-cell table:formula="of:=[.$E$29]*([.F28]*[.F28])" office:value-type="float" office:value="1.30380164993197" calcext:value-type="float">
            <text:p>1,30380164993197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formula="of:=AVERAGE([.E21:.E28])" office:value-type="float" office:value="0.000000000814876031207483" calcext:value-type="float">
            <text:p>8,14876031207483E-1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ubblesort</text:p>
          </table:table-cell>
          <table:table-cell office:value-type="float" office:value="5000" calcext:value-type="float">
            <text:p>5000</text:p>
          </table:table-cell>
          <table:table-cell office:value-type="float" office:value="0.15126" calcext:value-type="float">
            <text:p>0.15126</text:p>
          </table:table-cell>
          <table:table-cell/>
          <table:table-cell table:formula="of:=[.C31]/([.B31]*[.B31])" office:value-type="float" office:value="0.0000000060504" calcext:value-type="float">
            <text:p>6,0504E-09</text:p>
          </table:table-cell>
          <table:table-cell office:value-type="float" office:value="5000" calcext:value-type="float">
            <text:p>5000</text:p>
          </table:table-cell>
          <table:table-cell table:formula="of:=[.$E$39]*([.F31]*[.F31])" office:value-type="float" office:value="0.148876391090916" calcext:value-type="float">
            <text:p>0,148876391090916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595983" calcext:value-type="float">
            <text:p>0.595983</text:p>
          </table:table-cell>
          <table:table-cell/>
          <table:table-cell table:formula="of:=[.C32]/([.B32]*[.B32])" office:value-type="float" office:value="0.00000000595983" calcext:value-type="float">
            <text:p>5,95983E-09</text:p>
          </table:table-cell>
          <table:table-cell office:value-type="float" office:value="10000" calcext:value-type="float">
            <text:p>10000</text:p>
          </table:table-cell>
          <table:table-cell table:formula="of:=[.$E$39]*([.F32]*[.F32])" office:value-type="float" office:value="0.595505564363662" calcext:value-type="float">
            <text:p>0,595505564363662</text:p>
          </table:table-cell>
        </table:table-row>
        <table:table-row table:style-name="ro1">
          <table:table-cell/>
          <table:table-cell office:value-type="float" office:value="15000" calcext:value-type="float">
            <text:p>15000</text:p>
          </table:table-cell>
          <table:table-cell office:value-type="float" office:value="1.29278" calcext:value-type="float">
            <text:p>1.29278</text:p>
          </table:table-cell>
          <table:table-cell/>
          <table:table-cell table:formula="of:=[.C33]/([.B33]*[.B33])" office:value-type="float" office:value="0.00000000574568888888889" calcext:value-type="float">
            <text:p>5,74568888888889E-09</text:p>
          </table:table-cell>
          <table:table-cell office:value-type="float" office:value="15000" calcext:value-type="float">
            <text:p>15000</text:p>
          </table:table-cell>
          <table:table-cell table:formula="of:=[.$E$39]*([.F33]*[.F33])" office:value-type="float" office:value="1.33988751981824" calcext:value-type="float">
            <text:p>1,33988751981824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2.33818" calcext:value-type="float">
            <text:p>2.33818</text:p>
          </table:table-cell>
          <table:table-cell/>
          <table:table-cell table:formula="of:=[.C34]/([.B34]*[.B34])" office:value-type="float" office:value="0.00000000584545" calcext:value-type="float">
            <text:p>5,84545E-09</text:p>
          </table:table-cell>
          <table:table-cell office:value-type="float" office:value="20000" calcext:value-type="float">
            <text:p>20000</text:p>
          </table:table-cell>
          <table:table-cell table:formula="of:=[.$E$39]*([.F34]*[.F34])" office:value-type="float" office:value="2.38202225745465" calcext:value-type="float">
            <text:p>2,38202225745465</text:p>
          </table:table-cell>
        </table:table-row>
        <table:table-row table:style-name="ro1">
          <table:table-cell/>
          <table:table-cell office:value-type="float" office:value="25000" calcext:value-type="float">
            <text:p>25000</text:p>
          </table:table-cell>
          <table:table-cell office:value-type="float" office:value="3.70752" calcext:value-type="float">
            <text:p>3.70752</text:p>
          </table:table-cell>
          <table:table-cell/>
          <table:table-cell table:formula="of:=[.C35]/([.B35]*[.B35])" office:value-type="float" office:value="0.000000005932032" calcext:value-type="float">
            <text:p>5,932032E-09</text:p>
          </table:table-cell>
          <table:table-cell office:value-type="float" office:value="25000" calcext:value-type="float">
            <text:p>25000</text:p>
          </table:table-cell>
          <table:table-cell table:formula="of:=[.$E$39]*([.F35]*[.F35])" office:value-type="float" office:value="3.72190977727289" calcext:value-type="float">
            <text:p>3,72190977727289</text:p>
          </table:table-cell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5.38875" calcext:value-type="float">
            <text:p>5.38875</text:p>
          </table:table-cell>
          <table:table-cell/>
          <table:table-cell table:formula="of:=[.C36]/([.B36]*[.B36])" office:value-type="float" office:value="0.0000000059875" calcext:value-type="float">
            <text:p>5,9875E-09</text:p>
          </table:table-cell>
          <table:table-cell office:value-type="float" office:value="30000" calcext:value-type="float">
            <text:p>30000</text:p>
          </table:table-cell>
          <table:table-cell table:formula="of:=[.$E$39]*([.F36]*[.F36])" office:value-type="float" office:value="5.35955007927296" calcext:value-type="float">
            <text:p>5,35955007927296</text:p>
          </table:table-cell>
        </table:table-row>
        <table:table-row table:style-name="ro1">
          <table:table-cell/>
          <table:table-cell office:value-type="float" office:value="35000" calcext:value-type="float">
            <text:p>35000</text:p>
          </table:table-cell>
          <table:table-cell office:value-type="float" office:value="7.38721" calcext:value-type="float">
            <text:p>7.38721</text:p>
          </table:table-cell>
          <table:table-cell/>
          <table:table-cell table:formula="of:=[.C37]/([.B37]*[.B37])" office:value-type="float" office:value="0.00000000603037551020408" calcext:value-type="float">
            <text:p>6,03037551020408E-09</text:p>
          </table:table-cell>
          <table:table-cell office:value-type="float" office:value="35000" calcext:value-type="float">
            <text:p>35000</text:p>
          </table:table-cell>
          <table:table-cell table:formula="of:=[.$E$39]*([.F37]*[.F37])" office:value-type="float" office:value="7.29494316345486" calcext:value-type="float">
            <text:p>7,29494316345486</text:p>
          </table:table-cell>
        </table:table-row>
        <table:table-row table:style-name="ro1">
          <table:table-cell/>
          <table:table-cell office:value-type="float" office:value="40000" calcext:value-type="float">
            <text:p>40000</text:p>
          </table:table-cell>
          <table:table-cell office:value-type="float" office:value="9.74267" calcext:value-type="float">
            <text:p>9.74267</text:p>
          </table:table-cell>
          <table:table-cell/>
          <table:table-cell table:formula="of:=[.C38]/([.B38]*[.B38])" office:value-type="float" office:value="0.00000000608916875" calcext:value-type="float">
            <text:p>6,08916875E-09</text:p>
          </table:table-cell>
          <table:table-cell office:value-type="float" office:value="40000" calcext:value-type="float">
            <text:p>40000</text:p>
          </table:table-cell>
          <table:table-cell table:formula="of:=[.$E$39]*([.F38]*[.F38])" office:value-type="float" office:value="9.52808902981859" calcext:value-type="float">
            <text:p>9,52808902981859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formula="of:=AVERAGE([.E31:.E38])" office:value-type="float" office:value="0.00000000595505564363662" calcext:value-type="float">
            <text:p>5,95505564363662E-0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v" fo:country="S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0" loext:min-decimal-places="0" number:min-integer-digits="1" number:grouping="true"/>
      <number:text> </number:text>
      <number:currency-symbol number:language="sv" number:country="SE">kr</number:currency-symbol>
    </number:currency-style>
    <number:currency-style style:name="N108">
      <number:text>-</number:text>
      <number:number number:decimal-places="0" loext:min-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10"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10P0"/>
    </number:currency-style>
    <number:currency-style style:name="N111P0" style:volatile="true">
      <number:number number:decimal-places="0" loext:min-decimal-places="0" number:min-integer-digits="1" number:grouping="true"/>
      <number:text> </number:text>
      <number:currency-symbol number:language="sv" number:country="SE">kr</number:currency-symbol>
    </number:currency-style>
    <number:currency-style style:name="N11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11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12P0"/>
    </number:currency-style>
    <number:currency-style style:name="N114P0" style:volatile="true">
      <number:number number:decimal-places="2" loext:min-decimal-places="0" number:min-integer-digits="1" number:decimal-replacement="--" number:grouping="true"/>
      <number:text> </number:text>
      <number:currency-symbol number:language="sv" number:country="SE">kr</number:currency-symbol>
    </number:currency-style>
    <number:currency-style style:name="N114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sv" number:country="SE">kr</number:currency-symbol>
      <style:map style:condition="value()&gt;=0" style:apply-style-name="N114P0"/>
    </number:currency-style>
    <number:number-style style:name="N115">
      <number:number number:decimal-places="17" loext:min-decimal-places="1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9">0000-00-00</text:date>, <text:time style:data-style-name="N2" text:time-value="13:47:31.8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9T15:16:11.323000000</dc:date>
    <meta:editing-duration>PT3H48M5S</meta:editing-duration>
    <meta:editing-cycles>4</meta:editing-cycles>
    <meta:generator>LibreOffice/6.1.1.2$Windows_X86_64 LibreOffice_project/5d19a1bfa650b796764388cd8b33a5af1f5baa1b</meta:generator>
    <meta:document-statistic meta:table-count="1" meta:cell-count="16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7cm" svg:height="8.989cm" xlink:href=".." xlink:type="simple" chart:class="chart:scatter" chart:style-name="ch1">
        <chart:title svg:x="6.665cm" svg:y="0.315cm" chart:style-name="ch2">
          <text:p>Insertionsort</text:p>
        </chart:title>
        <chart:legend chart:legend-position="end" svg:x="13.191cm" svg:y="3.94cm" style:legend-expansion="high" chart:style-name="ch3"/>
        <chart:plot-area chart:style-name="ch4" table:cell-range-address="newfile.F21:newfile.G28 newfile.C21:newfile.C28" chart:data-source-has-labels="both" svg:x="1.321cm" svg:y="1.299cm" svg:width="11.55cm" svg:height="6.54cm">
          <chartooo:coordinate-region svg:x="2.059cm" svg:y="1.501cm" svg:width="10.335cm" svg:height="5.685cm"/>
          <chart:axis chart:dimension="x" chart:name="primary-x" chart:style-name="ch5" chartooo:axis-type="auto">
            <chart:title svg:x="6.478cm" svg:y="8.018cm" chart:style-name="ch6">
              <text:p>Element</text:p>
            </chart:title>
            <chart:categories table:cell-range-address="newfile.F21:newfile.F28"/>
            <chart:grid chart:style-name="ch7" chart:class="major"/>
          </chart:axis>
          <chart:axis chart:dimension="y" chart:name="primary-y" chart:style-name="ch5">
            <chart:title svg:x="0.451cm" svg:y="5.028cm" chart:style-name="ch8">
              <text:p>Tid(s)</text:p>
            </chart:title>
            <chart:grid chart:style-name="ch7" chart:class="major"/>
          </chart:axis>
          <chart:series chart:style-name="ch9" chart:values-cell-range-address="newfile.C21:newfile.C28" loext:label-string="praktiskt" chart:class="chart:scatter">
            <chart:domain table:cell-range-address="newfile.F21:newfile.F28"/>
            <chart:data-point chart:repeated="8"/>
          </chart:series>
          <chart:series chart:style-name="ch10" chart:values-cell-range-address="newfile.G21:newfile.G28" loext:label-string="teoretiskt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aktiskt</text:p>
              </table:table-cell>
              <table:table-cell office:value-type="string">
                <text:p>teoretiskt</text:p>
              </table:table-cell>
            </table:table-row>
          </table:table-header-rows>
          <table:table-rows>
            <table:table-row>
              <table:table-cell office:value-type="float" office:value="5000">
                <text:p>5000</text:p>
                <draw:g>
                  <svg:desc>newfile.F21:newfile.F28</svg:desc>
                </draw:g>
              </table:table-cell>
              <table:table-cell office:value-type="float" office:value="0.0208492">
                <text:p>0.0208492</text:p>
                <draw:g>
                  <svg:desc>newfile.C21:newfile.C28</svg:desc>
                </draw:g>
              </table:table-cell>
              <table:table-cell office:value-type="float" office:value="0.0203719007801871">
                <text:p>0.0203719007801871</text:p>
                <draw:g>
                  <svg:desc>newfile.G21:newfile.G28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803183">
                <text:p>0.0803183</text:p>
              </table:table-cell>
              <table:table-cell office:value-type="float" office:value="0.0814876031207483">
                <text:p>0.0814876031207483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0.188193">
                <text:p>0.188193</text:p>
              </table:table-cell>
              <table:table-cell office:value-type="float" office:value="0.183347107021684">
                <text:p>0.183347107021684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335117">
                <text:p>0.335117</text:p>
              </table:table-cell>
              <table:table-cell office:value-type="float" office:value="0.325950412482993">
                <text:p>0.325950412482993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490766">
                <text:p>0.490766</text:p>
              </table:table-cell>
              <table:table-cell office:value-type="float" office:value="0.509297519504677">
                <text:p>0.509297519504677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717075">
                <text:p>0.717075</text:p>
              </table:table-cell>
              <table:table-cell office:value-type="float" office:value="0.733388428086735">
                <text:p>0.733388428086735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0.973141">
                <text:p>0.973141</text:p>
              </table:table-cell>
              <table:table-cell office:value-type="float" office:value="0.998223138229167">
                <text:p>0.998223138229167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1.33004">
                <text:p>1.33004</text:p>
              </table:table-cell>
              <table:table-cell office:value-type="float" office:value="1.30380164993197">
                <text:p>1.303801649931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1.2$Windows_X86_64 LibreOffice_project/5d19a1bfa650b796764388cd8b33a5af1f5baa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7cm" svg:height="8.989cm" xlink:href=".." xlink:type="simple" chart:class="chart:scatter" chart:style-name="ch1">
        <chart:title svg:x="6.824cm" svg:y="0.315cm" chart:style-name="ch2">
          <text:p>Bubblesort</text:p>
        </chart:title>
        <chart:legend chart:legend-position="end" svg:x="13.191cm" svg:y="3.94cm" style:legend-expansion="high" chart:style-name="ch3"/>
        <chart:plot-area chart:style-name="ch4" table:cell-range-address="newfile.B31:newfile.C38 newfile.G31:newfile.G38" chart:data-source-has-labels="both" svg:x="1.321cm" svg:y="1.299cm" svg:width="11.55cm" svg:height="6.54cm">
          <chartooo:coordinate-region svg:x="1.763cm" svg:y="1.501cm" svg:width="10.441cm" svg:height="5.685cm"/>
          <chart:axis chart:dimension="x" chart:name="primary-x" chart:style-name="ch5" chartooo:axis-type="auto">
            <chart:title svg:x="6.478cm" svg:y="8.018cm" chart:style-name="ch6">
              <text:p>Element</text:p>
            </chart:title>
            <chart:categories table:cell-range-address="newfile.B31:newfile.B38"/>
            <chart:grid chart:style-name="ch7" chart:class="major"/>
          </chart:axis>
          <chart:axis chart:dimension="y" chart:name="primary-y" chart:style-name="ch5">
            <chart:title svg:x="0.451cm" svg:y="5.028cm" chart:style-name="ch8">
              <text:p>Tid(s)</text:p>
            </chart:title>
            <chart:grid chart:style-name="ch7" chart:class="major"/>
          </chart:axis>
          <chart:series chart:style-name="ch9" chart:values-cell-range-address="newfile.C31:newfile.C38" loext:label-string="praktiskt" chart:class="chart:scatter">
            <chart:domain table:cell-range-address="newfile.B31:newfile.B38"/>
            <chart:data-point chart:repeated="8"/>
          </chart:series>
          <chart:series chart:style-name="ch10" chart:values-cell-range-address="newfile.G31:newfile.G38" loext:label-string="teoretiskt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aktiskt</text:p>
              </table:table-cell>
              <table:table-cell office:value-type="string">
                <text:p>teoretiskt</text:p>
              </table:table-cell>
            </table:table-row>
          </table:table-header-rows>
          <table:table-rows>
            <table:table-row>
              <table:table-cell office:value-type="float" office:value="5000">
                <text:p>5000</text:p>
                <draw:g>
                  <svg:desc>newfile.B31:newfile.B38</svg:desc>
                </draw:g>
              </table:table-cell>
              <table:table-cell office:value-type="float" office:value="0.15126">
                <text:p>0.15126</text:p>
                <draw:g>
                  <svg:desc>newfile.C31:newfile.C38</svg:desc>
                </draw:g>
              </table:table-cell>
              <table:table-cell office:value-type="float" office:value="0.148876391090916">
                <text:p>0.148876391090916</text:p>
                <draw:g>
                  <svg:desc>newfile.G31:newfile.G38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595983">
                <text:p>0.595983</text:p>
              </table:table-cell>
              <table:table-cell office:value-type="float" office:value="0.595505564363662">
                <text:p>0.595505564363662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.29278">
                <text:p>1.29278</text:p>
              </table:table-cell>
              <table:table-cell office:value-type="float" office:value="1.33988751981824">
                <text:p>1.33988751981824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2.33818">
                <text:p>2.33818</text:p>
              </table:table-cell>
              <table:table-cell office:value-type="float" office:value="2.38202225745465">
                <text:p>2.38202225745465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3.70752">
                <text:p>3.70752</text:p>
              </table:table-cell>
              <table:table-cell office:value-type="float" office:value="3.72190977727289">
                <text:p>3.72190977727289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5.38875">
                <text:p>5.38875</text:p>
              </table:table-cell>
              <table:table-cell office:value-type="float" office:value="5.35955007927296">
                <text:p>5.35955007927296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7.38721">
                <text:p>7.38721</text:p>
              </table:table-cell>
              <table:table-cell office:value-type="float" office:value="7.29494316345486">
                <text:p>7.29494316345486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9.74267">
                <text:p>9.74267</text:p>
              </table:table-cell>
              <table:table-cell office:value-type="float" office:value="9.52808902981859">
                <text:p>9.528089029818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1.2$Windows_X86_64 LibreOffice_project/5d19a1bfa650b796764388cd8b33a5af1f5baa1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7cm" svg:height="8.989cm" xlink:href=".." xlink:type="simple" chart:class="chart:scatter" chart:style-name="ch1">
        <chart:title svg:x="6.581cm" svg:y="0.315cm" chart:style-name="ch2">
          <text:p>Selectionsort</text:p>
        </chart:title>
        <chart:legend chart:legend-position="end" svg:x="13.171cm" svg:y="3.94cm" style:legend-expansion="high" chart:style-name="ch3"/>
        <chart:plot-area chart:style-name="ch4" table:cell-range-address="newfile.B11:newfile.C18 newfile.G11:newfile.G18" chart:data-source-has-labels="both" svg:x="1.32cm" svg:y="1.299cm" svg:width="11.532cm" svg:height="6.54cm">
          <chartooo:coordinate-region svg:x="2.058cm" svg:y="1.501cm" svg:width="10.317cm" svg:height="5.685cm"/>
          <chart:axis chart:dimension="x" chart:name="primary-x" chart:style-name="ch5" chartooo:axis-type="auto">
            <chart:title svg:x="6.468cm" svg:y="8.018cm" chart:style-name="ch6">
              <text:p>Element</text:p>
            </chart:title>
            <chart:categories table:cell-range-address="newfile.B11:newfile.B18"/>
            <chart:grid chart:style-name="ch7" chart:class="major"/>
          </chart:axis>
          <chart:axis chart:dimension="y" chart:name="primary-y" chart:style-name="ch5">
            <chart:title svg:x="0.451cm" svg:y="5.028cm" chart:style-name="ch8">
              <text:p>Tid(s)</text:p>
            </chart:title>
            <chart:grid chart:style-name="ch7" chart:class="major"/>
          </chart:axis>
          <chart:series chart:style-name="ch9" chart:values-cell-range-address="newfile.C11:newfile.C18" loext:label-string="praktiskt" chart:class="chart:scatter">
            <chart:domain table:cell-range-address="newfile.B11:newfile.B18"/>
            <chart:data-point chart:repeated="8"/>
          </chart:series>
          <chart:series chart:style-name="ch10" chart:values-cell-range-address="newfile.G11:newfile.G18" loext:label-string="teoretiskt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 B</text:p>
              </table:table-cell>
              <table:table-cell office:value-type="string">
                <text:p>praktiskt</text:p>
              </table:table-cell>
              <table:table-cell office:value-type="string">
                <text:p>teoretiskt</text:p>
              </table:table-cell>
            </table:table-row>
          </table:table-header-rows>
          <table:table-rows>
            <table:table-row>
              <table:table-cell office:value-type="float" office:value="5000">
                <text:p>5000</text:p>
                <draw:g>
                  <svg:desc>newfile.B11:newfile.B18</svg:desc>
                </draw:g>
              </table:table-cell>
              <table:table-cell office:value-type="float" office:value="5000">
                <text:p>5000</text:p>
                <draw:g>
                  <svg:desc>newfile.B11:newfile.B18</svg:desc>
                </draw:g>
              </table:table-cell>
              <table:table-cell office:value-type="float" office:value="0.0360011">
                <text:p>0.0360011</text:p>
                <draw:g>
                  <svg:desc>newfile.C11:newfile.C18</svg:desc>
                </draw:g>
              </table:table-cell>
              <table:table-cell office:value-type="float" office:value="0.0364741364115646">
                <text:p>0.0364741364115646</text:p>
                <draw:g>
                  <svg:desc>newfile.G11:newfile.G18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0.145923">
                <text:p>0.145923</text:p>
              </table:table-cell>
              <table:table-cell office:value-type="float" office:value="0.145896545646258">
                <text:p>0.145896545646258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5000">
                <text:p>15000</text:p>
              </table:table-cell>
              <table:table-cell office:value-type="float" office:value="0.333706">
                <text:p>0.333706</text:p>
              </table:table-cell>
              <table:table-cell office:value-type="float" office:value="0.328267227704082">
                <text:p>0.328267227704082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20000">
                <text:p>20000</text:p>
              </table:table-cell>
              <table:table-cell office:value-type="float" office:value="0.580175">
                <text:p>0.580175</text:p>
              </table:table-cell>
              <table:table-cell office:value-type="float" office:value="0.583586182585034">
                <text:p>0.583586182585034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25000">
                <text:p>25000</text:p>
              </table:table-cell>
              <table:table-cell office:value-type="float" office:value="0.918944">
                <text:p>0.918944</text:p>
              </table:table-cell>
              <table:table-cell office:value-type="float" office:value="0.911853410289116">
                <text:p>0.911853410289116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30000">
                <text:p>30000</text:p>
              </table:table-cell>
              <table:table-cell office:value-type="float" office:value="1.35068">
                <text:p>1.35068</text:p>
              </table:table-cell>
              <table:table-cell office:value-type="float" office:value="1.31306891081633">
                <text:p>1.31306891081633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35000">
                <text:p>35000</text:p>
              </table:table-cell>
              <table:table-cell office:value-type="float" office:value="1.80687">
                <text:p>1.80687</text:p>
              </table:table-cell>
              <table:table-cell office:value-type="float" office:value="1.78723268416667">
                <text:p>1.78723268416667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40000">
                <text:p>40000</text:p>
              </table:table-cell>
              <table:table-cell office:value-type="float" office:value="2.2285">
                <text:p>2.2285</text:p>
              </table:table-cell>
              <table:table-cell office:value-type="float" office:value="2.33434473034014">
                <text:p>2.334344730340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1.2$Windows_X86_64 LibreOffice_project/5d19a1bfa650b796764388cd8b33a5af1f5baa1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000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7cm" svg:height="8.989cm" xlink:href=".." xlink:type="simple" chart:class="chart:scatter" chart:style-name="ch1">
        <chart:title svg:x="6.941cm" svg:y="0.315cm" chart:style-name="ch2">
          <text:p>Quicksort</text:p>
        </chart:title>
        <chart:legend chart:legend-position="end" svg:x="13.171cm" svg:y="3.94cm" style:legend-expansion="high" chart:style-name="ch3"/>
        <chart:plot-area chart:style-name="ch4" table:cell-range-address="newfile.B1:newfile.C8 newfile.G1:newfile.G8" chart:data-source-has-labels="both" svg:x="1.32cm" svg:y="1.299cm" svg:width="11.532cm" svg:height="6.54cm">
          <chartooo:coordinate-region svg:x="2.439cm" svg:y="1.501cm" svg:width="9.936cm" svg:height="5.685cm"/>
          <chart:axis chart:dimension="x" chart:name="primary-x" chart:style-name="ch5" chartooo:axis-type="auto">
            <chart:title svg:x="6.468cm" svg:y="8.018cm" chart:style-name="ch6">
              <text:p>Element</text:p>
            </chart:title>
            <chart:categories table:cell-range-address="newfile.B1:newfile.B8"/>
            <chart:grid chart:style-name="ch7" chart:class="major"/>
          </chart:axis>
          <chart:axis chart:dimension="y" chart:name="primary-y" chart:style-name="ch5">
            <chart:title svg:x="0.451cm" svg:y="5.028cm" chart:style-name="ch8">
              <text:p>Tid(s)</text:p>
            </chart:title>
            <chart:grid chart:style-name="ch7" chart:class="major"/>
          </chart:axis>
          <chart:series chart:style-name="ch9" chart:values-cell-range-address="newfile.C1:newfile.C8" loext:label-string="praktiskt" chart:class="chart:scatter">
            <chart:domain table:cell-range-address="newfile.B1:newfile.B8"/>
            <chart:data-point chart:repeated="8"/>
          </chart:series>
          <chart:series chart:style-name="ch10" chart:values-cell-range-address="newfile.G1:newfile.G8" loext:label-string="teoretiskt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aktiskt</text:p>
              </table:table-cell>
              <table:table-cell office:value-type="string">
                <text:p>teoretiskt</text:p>
              </table:table-cell>
            </table:table-row>
          </table:table-header-rows>
          <table:table-rows>
            <table:table-row>
              <table:table-cell office:value-type="float" office:value="5000">
                <text:p>5000</text:p>
                <draw:g>
                  <svg:desc>newfile.B1:newfile.B8</svg:desc>
                </draw:g>
              </table:table-cell>
              <table:table-cell office:value-type="float" office:value="0.000676181">
                <text:p>0.000676181</text:p>
                <draw:g>
                  <svg:desc>newfile.C1:newfile.C8</svg:desc>
                </draw:g>
              </table:table-cell>
              <table:table-cell office:value-type="float" office:value="0.000701060833971784">
                <text:p>0.000701060833971784</text:p>
                <draw:g>
                  <svg:desc>newfile.G1:newfile.G8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149474">
                <text:p>0.00149474</text:p>
              </table:table-cell>
              <table:table-cell office:value-type="float" office:value="0.00151622929226241">
                <text:p>0.00151622929226241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0.00288883">
                <text:p>0.00288883</text:p>
              </table:table-cell>
              <table:table-cell office:value-type="float" office:value="0.00237446696030296">
                <text:p>0.00237446696030296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00287761">
                <text:p>0.00287761</text:p>
              </table:table-cell>
              <table:table-cell office:value-type="float" office:value="0.00326067383316249">
                <text:p>0.00326067383316249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00419081">
                <text:p>0.00419081</text:p>
              </table:table-cell>
              <table:table-cell office:value-type="float" office:value="0.00416767841672583">
                <text:p>0.00416767841672583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00486976">
                <text:p>0.00486976</text:p>
              </table:table-cell>
              <table:table-cell office:value-type="float" office:value="0.00509125679356243">
                <text:p>0.00509125679356243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0.00607671">
                <text:p>0.00607671</text:p>
              </table:table-cell>
              <table:table-cell office:value-type="float" office:value="0.00602861794051776">
                <text:p>0.00602861794051776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00684169">
                <text:p>0.00684169</text:p>
              </table:table-cell>
              <table:table-cell office:value-type="float" office:value="0.00697777816360034">
                <text:p>0.0069777781636003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1.2$Windows_X86_64 LibreOffice_project/5d19a1bfa650b796764388cd8b33a5af1f5baa1b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000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00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000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000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7cm" svg:height="8.989cm" xlink:href=".." xlink:type="simple" chart:class="chart:scatter" chart:style-name="ch1">
        <chart:title svg:x="6.147cm" svg:y="0.315cm" chart:style-name="ch2">
          <text:p>Sammanställning</text:p>
        </chart:title>
        <chart:legend chart:legend-position="end" svg:x="12.621cm" svg:y="3.436cm" style:legend-expansion="high" chart:style-name="ch3"/>
        <chart:plot-area chart:style-name="ch4" table:cell-range-address="newfile.B1:newfile.C8 newfile.C11:newfile.C18 newfile.C21:newfile.C28 newfile.C31:newfile.C38" chart:data-source-has-labels="both" svg:x="0.982cm" svg:y="1.342cm" svg:width="10.98cm" svg:height="6.54cm">
          <chartooo:coordinate-region svg:x="1.614cm" svg:y="1.544cm" svg:width="9.87cm" svg:height="5.685cm"/>
          <chart:axis chart:dimension="x" chart:name="primary-x" chart:style-name="ch5" chartooo:axis-type="auto">
            <chart:title svg:x="5.854cm" svg:y="8.061cm" chart:style-name="ch6">
              <text:p>Element</text:p>
            </chart:title>
            <chart:categories table:cell-range-address="newfile.B1:newfile.B8"/>
            <chart:grid chart:style-name="ch7" chart:class="major"/>
          </chart:axis>
          <chart:axis chart:dimension="y" chart:name="primary-y" chart:style-name="ch8">
            <chart:title svg:x="0.113cm" svg:y="5.071cm" chart:style-name="ch9">
              <text:p>Tid(s)</text:p>
            </chart:title>
            <chart:grid chart:style-name="ch7" chart:class="major"/>
          </chart:axis>
          <chart:series chart:style-name="ch10" chart:values-cell-range-address="newfile.C1:newfile.C8" loext:label-string="quicksort" chart:class="chart:scatter">
            <chart:domain table:cell-range-address="newfile.B1:newfile.B8"/>
            <chart:data-point chart:repeated="8"/>
          </chart:series>
          <chart:series chart:style-name="ch11" chart:values-cell-range-address="newfile.C11:newfile.C18" loext:label-string="selectionsort" chart:class="chart:scatter">
            <chart:data-point chart:repeated="8"/>
          </chart:series>
          <chart:series chart:style-name="ch12" chart:values-cell-range-address="newfile.C21:newfile.C28" loext:label-string="insertionsort" chart:class="chart:scatter">
            <chart:data-point chart:repeated="8"/>
          </chart:series>
          <chart:series chart:style-name="ch13" chart:values-cell-range-address="newfile.C31:newfile.C38" loext:label-string="bubblesort" chart:class="chart:scatte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icksort</text:p>
              </table:table-cell>
              <table:table-cell office:value-type="string">
                <text:p>selectionsort</text:p>
              </table:table-cell>
              <table:table-cell office:value-type="string">
                <text:p>insertionsort</text:p>
              </table:table-cell>
              <table:table-cell office:value-type="string">
                <text:p>bubblesort</text:p>
              </table:table-cell>
            </table:table-row>
          </table:table-header-rows>
          <table:table-rows>
            <table:table-row>
              <table:table-cell office:value-type="float" office:value="5000">
                <text:p>5000</text:p>
                <draw:g>
                  <svg:desc>newfile.B1:newfile.B8</svg:desc>
                </draw:g>
              </table:table-cell>
              <table:table-cell office:value-type="float" office:value="0.000676181">
                <text:p>0.000676181</text:p>
                <draw:g>
                  <svg:desc>newfile.C1:newfile.C8</svg:desc>
                </draw:g>
              </table:table-cell>
              <table:table-cell office:value-type="float" office:value="0.0360011">
                <text:p>0.0360011</text:p>
                <draw:g>
                  <svg:desc>newfile.C11:newfile.C18</svg:desc>
                </draw:g>
              </table:table-cell>
              <table:table-cell office:value-type="float" office:value="0.0208492">
                <text:p>0.0208492</text:p>
                <draw:g>
                  <svg:desc>newfile.C21:newfile.C28</svg:desc>
                </draw:g>
              </table:table-cell>
              <table:table-cell office:value-type="float" office:value="0.15126">
                <text:p>0.15126</text:p>
                <draw:g>
                  <svg:desc>newfile.C31:newfile.C38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149474">
                <text:p>0.00149474</text:p>
              </table:table-cell>
              <table:table-cell office:value-type="float" office:value="0.145923">
                <text:p>0.145923</text:p>
              </table:table-cell>
              <table:table-cell office:value-type="float" office:value="0.0803183">
                <text:p>0.0803183</text:p>
              </table:table-cell>
              <table:table-cell office:value-type="float" office:value="0.595983">
                <text:p>0.595983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0.00288883">
                <text:p>0.00288883</text:p>
              </table:table-cell>
              <table:table-cell office:value-type="float" office:value="0.333706">
                <text:p>0.333706</text:p>
              </table:table-cell>
              <table:table-cell office:value-type="float" office:value="0.188193">
                <text:p>0.188193</text:p>
              </table:table-cell>
              <table:table-cell office:value-type="float" office:value="1.29278">
                <text:p>1.29278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00287761">
                <text:p>0.00287761</text:p>
              </table:table-cell>
              <table:table-cell office:value-type="float" office:value="0.580175">
                <text:p>0.580175</text:p>
              </table:table-cell>
              <table:table-cell office:value-type="float" office:value="0.335117">
                <text:p>0.335117</text:p>
              </table:table-cell>
              <table:table-cell office:value-type="float" office:value="2.33818">
                <text:p>2.33818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00419081">
                <text:p>0.00419081</text:p>
              </table:table-cell>
              <table:table-cell office:value-type="float" office:value="0.918944">
                <text:p>0.918944</text:p>
              </table:table-cell>
              <table:table-cell office:value-type="float" office:value="0.490766">
                <text:p>0.490766</text:p>
              </table:table-cell>
              <table:table-cell office:value-type="float" office:value="3.70752">
                <text:p>3.70752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00486976">
                <text:p>0.00486976</text:p>
              </table:table-cell>
              <table:table-cell office:value-type="float" office:value="1.35068">
                <text:p>1.35068</text:p>
              </table:table-cell>
              <table:table-cell office:value-type="float" office:value="0.717075">
                <text:p>0.717075</text:p>
              </table:table-cell>
              <table:table-cell office:value-type="float" office:value="5.38875">
                <text:p>5.38875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0.00607671">
                <text:p>0.00607671</text:p>
              </table:table-cell>
              <table:table-cell office:value-type="float" office:value="1.80687">
                <text:p>1.80687</text:p>
              </table:table-cell>
              <table:table-cell office:value-type="float" office:value="0.973141">
                <text:p>0.973141</text:p>
              </table:table-cell>
              <table:table-cell office:value-type="float" office:value="7.38721">
                <text:p>7.38721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00684169">
                <text:p>0.00684169</text:p>
              </table:table-cell>
              <table:table-cell office:value-type="float" office:value="2.2285">
                <text:p>2.2285</text:p>
              </table:table-cell>
              <table:table-cell office:value-type="float" office:value="1.33004">
                <text:p>1.33004</text:p>
              </table:table-cell>
              <table:table-cell office:value-type="float" office:value="9.74267">
                <text:p>9.7426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1.2$Windows_X86_64 LibreOffice_project/5d19a1bfa650b796764388cd8b33a5af1f5baa1b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